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Class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ClassException.InvalidClassExcept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ClassException.InvalidClass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